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8000002BC0370EA9E6947CB3A.png" manifest:media-type="image/png"/>
  <manifest:file-entry manifest:full-path="Pictures/100002010000017F0000016F0EF5AF84075ED4BB.png" manifest:media-type="image/png"/>
  <manifest:file-entry manifest:full-path="Pictures/10000000000002CE000001B5A5D6D62D69B8F699.png" manifest:media-type="image/png"/>
  <manifest:file-entry manifest:full-path="Pictures/1000020100000388000002BC4EF9BE6F41470B03.png" manifest:media-type="image/png"/>
  <manifest:file-entry manifest:full-path="Pictures/10000201000001C800000148D10B4664DBA3A22A.png" manifest:media-type="image/png"/>
  <manifest:file-entry manifest:full-path="Pictures/10000201000002D8000001DDBE32CD91B6AFD4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e9f4fa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0084d1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5fce9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579d1c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6f9d4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bbe33d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7" style:family="graphic" style:parent-style-name="standard">
      <style:graphic-properties draw:stroke="none" draw:fill="none" fo:min-height="1.357cm"/>
      <style:paragraph-properties style:writing-mode="lr-tb"/>
    </style:style>
    <style:style style:name="gr8" style:family="graphic" style:parent-style-name="standard">
      <style:graphic-properties draw:stroke="none" draw:fill="none" draw:opacity="60%" fo:min-height="1.357cm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cfade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ffd320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af1e4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ff950e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13" style:family="graphic" style:parent-style-name="standard">
      <style:graphic-properties draw:stroke="none" draw:fill="none" fo:min-height="1.695cm"/>
      <style:paragraph-properties style:writing-mode="lr-tb"/>
    </style:style>
    <style:style style:name="gr14" style:family="graphic" style:parent-style-name="standard">
      <style:graphic-properties draw:stroke="none" draw:fill-color="#dcdcdc" draw:textarea-horizontal-align="justify" draw:textarea-vertical-align="middle" draw:auto-grow-height="false" fo:min-height="0.472cm" fo:min-width="1.136cm"/>
    </style:style>
    <style:style style:name="gr15" style:family="graphic" style:parent-style-name="objectwithoutfill">
      <style:graphic-properties svg:stroke-width="0.212cm" svg:stroke-color="#dcdcd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494cm"/>
      <style:paragraph-properties style:writing-mode="lr-tb"/>
    </style:style>
    <style:style style:name="gr17" style:family="graphic" style:parent-style-name="Object_20_with_20_no_20_fill_20_and_20_no_20_line">
      <style:graphic-properties draw:stroke="solid" svg:stroke-width="0.106cm" svg:stroke-color="#0084d1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106cm" svg:stroke-color="#579d1c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.972cm, 3.12cm, 1.758cm, 0.444cm)" draw:image-opacity="100%" style:mirror="none"/>
    </style:style>
    <style:style style:name="gr19" style:family="graphic" style:parent-style-name="Object_20_with_20_no_20_fill_20_and_20_no_20_line">
      <style:graphic-properties draw:stroke="solid" svg:stroke-width="0.106cm" svg:stroke-color="#aecf0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solid" svg:stroke-width="0.106cm" svg:stroke-color="#ffd32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>
      <style:graphic-properties style:protect="size"/>
    </style:style>
    <style:style style:name="gr23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e9f4fa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0084d1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5fce9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579d1c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6f9d4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bbe33d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cfade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ffd320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af1e4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ff950e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e9f4fa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0084d1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5fce9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579d1c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6f9d4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bbe33d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cfade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ffd320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af1e4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ff950e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43" style:family="graphic" style:parent-style-name="standard">
      <style:graphic-properties svg:stroke-width="0.106cm" svg:stroke-color="#dcdcdc" draw:marker-start-width="0.359cm" draw:marker-end-width="0.359cm" draw:fill="none" draw:textarea-horizontal-align="justify" draw:textarea-vertical-align="middle" draw:auto-grow-height="false" fo:min-height="12.625cm" fo:min-width="25.5cm" fo:padding-top="0.178cm" fo:padding-bottom="0.178cm" fo:padding-left="0.303cm" fo:padding-right="0.303cm"/>
    </style:style>
    <style:style style:name="gr44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e9f4fa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0084d1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5fce9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579d1c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6f9d4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bbe33d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cfade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ffd320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252cm" draw:marker-start-center="false" draw:marker-end="" draw:marker-end-width="0.252cm" draw:marker-end-center="false" draw:fill="solid" draw:fill-color="#faf1e4" draw:opacity="100%" draw:textarea-horizontal-align="justify" draw:textarea-vertical-align="bottom" draw:auto-grow-height="false" fo:min-height="2.469cm" fo:min-width="4.502cm" fo:padding-top="0.705cm" fo:padding-bottom="0.705cm" fo:padding-left="0.705cm" fo:padding-right="0.705cm" fo:wrap-option="wrap" draw:shadow="hidden" draw:shadow-offset-x="0.106cm" draw:shadow-offset-y="0cm" draw:shadow-color="#5eb91e" draw:shadow-opacity="100%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8cm" draw:marker-start-center="false" draw:marker-end="" draw:marker-end-width="0.358cm" draw:marker-end-center="false" draw:fill="solid" draw:fill-color="#ff950e" draw:textarea-horizontal-align="justify" draw:textarea-vertical-align="middle" draw:auto-grow-height="false" fo:min-height="2.267cm" fo:min-width="1.211cm" fo:padding-top="0.177cm" fo:padding-bottom="0.177cm" fo:padding-left="0.302cm" fo:padding-right="0.302cm" fo:wrap-option="wrap" draw:shadow="hidden" draw:shadow-offset-x="0.106cm" draw:shadow-offset-y="0cm" draw:shadow-color="#5eb91e"/>
      <style:paragraph-properties style:writing-mode="lr-tb"/>
    </style:style>
    <style:style style:name="gr54" style:family="graphic" style:parent-style-name="standard">
      <style:graphic-properties draw:stroke="solid" svg:stroke-width="0.081cm" svg:stroke-color="#ffffff" draw:marker-start-width="0.321cm" draw:marker-end-width="0.321cm" draw:fill-color="#dcdcdc" draw:opacity="60%" draw:textarea-horizontal-align="justify" draw:textarea-vertical-align="middle" draw:auto-grow-height="false" fo:min-height="0.472cm" fo:min-width="1.136cm" fo:padding-top="0.165cm" fo:padding-bottom="0.165cm" fo:padding-left="0.29cm" fo:padding-right="0.29cm"/>
    </style:style>
    <style:style style:name="gr55" style:family="graphic" style:parent-style-name="standard">
      <style:graphic-properties draw:stroke="solid" svg:stroke-width="0.081cm" svg:stroke-color="#ffffff" draw:marker-start-width="0.321cm" draw:marker-end-width="0.321cm" draw:fill-color="#dcdcdc" draw:opacity="60%" draw:textarea-vertical-align="middle" draw:auto-grow-height="false" fo:min-height="3.251cm" fo:min-width="5.001cm" fo:padding-top="0.165cm" fo:padding-bottom="0.165cm" fo:padding-left="0.29cm" fo:padding-right="0.29cm"/>
    </style:style>
    <style:style style:name="gr56" style:family="graphic" style:parent-style-name="standard">
      <style:graphic-properties draw:stroke="solid" svg:stroke-width="0.081cm" svg:stroke-color="#ffffff" draw:marker-start-width="0.321cm" draw:marker-end-width="0.321cm" draw:fill-color="#dcdcdc" draw:opacity="60%" draw:textarea-vertical-align="middle" draw:auto-grow-height="false" fo:min-height="3.171cm" fo:min-width="4.921cm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e9f4fa" draw:opacity="100%"/>
      <style:paragraph-properties fo:margin-left="1cm" fo:margin-right="0cm" fo:margin-top="0cm" fo:margin-bottom="0cm" fo:line-height="9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Noto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Sans1" fo:font-size="80pt" fo:language="en" fo:country="US" fo:font-style="normal" fo:text-shadow="none" style:text-underline-style="none" fo:font-weight="bold" style:letter-kerning="true" style:font-name-asian="Microsoft YaHei" style:font-size-asian="80pt" style:font-style-asian="normal" style:font-weight-asian="bold" style:font-name-complex="Mangal" style:font-size-complex="8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84d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Sans1" fo:font-size="80pt" fo:language="en" fo:country="US" fo:font-style="normal" fo:text-shadow="none" style:text-underline-style="none" fo:font-weight="bold" style:letter-kerning="true" style:font-name-asian="Microsoft YaHei" style:font-size-asian="80pt" style:font-style-asian="normal" style:font-weight-asian="bold" style:font-name-complex="Mangal" style:font-size-complex="8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f5fce9" draw:opacity="100%"/>
      <style:paragraph-properties fo:margin-left="1cm" fo:margin-right="0cm" fo:margin-top="0cm" fo:margin-bottom="0cm" fo:line-height="9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Noto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579d1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Sans1" fo:font-size="80pt" fo:language="en" fo:country="US" fo:font-style="normal" fo:text-shadow="none" style:text-underline-style="none" fo:font-weight="bold" style:letter-kerning="true" style:font-name-asian="Microsoft YaHei" style:font-size-asian="80pt" style:font-style-asian="normal" style:font-weight-asian="bold" style:font-name-complex="Mangal" style:font-size-complex="80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f6f9d4" draw:opacity="100%"/>
      <style:paragraph-properties fo:margin-left="1cm" fo:margin-right="0cm" fo:margin-top="0cm" fo:margin-bottom="0cm" fo:line-height="9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Noto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Sans1" fo:font-size="80pt" fo:language="en" fo:country="US" fo:font-style="normal" fo:text-shadow="none" style:text-underline-style="none" fo:font-weight="bold" style:letter-kerning="true" style:font-name-asian="Microsoft YaHei" style:font-size-asian="80pt" style:font-style-asian="normal" style:font-weight-asian="bold" style:font-name-complex="Mangal" style:font-size-complex="80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style:writing-mode="lr-tb"/>
      <style:text-properties fo:color="#708090" loext:opacity="100%" fo:font-size="26pt" style:font-size-asian="26pt" style:font-size-complex="26pt"/>
    </style:style>
    <style:style style:name="P9" style:family="paragraph">
      <style:paragraph-properties fo:text-align="start"/>
    </style:style>
    <style:style style:name="P10" style:family="paragraph">
      <loext:graphic-properties draw:fill="none" draw:opacity="60%"/>
      <style:paragraph-properties fo:text-align="start" style:writing-mode="lr-tb"/>
      <style:text-properties fo:color="#708090" loext:opacity="100%" fo:font-size="26pt" style:font-size-asian="26pt" style:font-size-complex="26pt"/>
    </style:style>
    <style:style style:name="P11" style:family="paragraph">
      <loext:graphic-properties draw:fill="none"/>
      <style:paragraph-properties fo:text-align="start" style:writing-mode="lr-tb"/>
      <style:text-properties fo:color="#708090" loext:opacity="100%" fo:font-size="26pt" style:font-size-asian="26pt" style:font-size-complex="26pt"/>
    </style:style>
    <style:style style:name="P12" style:family="paragraph">
      <loext:graphic-properties draw:fill="solid" draw:fill-color="#fcfade" draw:opacity="100%"/>
      <style:paragraph-properties fo:margin-left="1cm" fo:margin-right="0cm" fo:margin-top="0cm" fo:margin-bottom="0cm" fo:line-height="9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Noto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solid" draw:fill-color="#ffd32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Sans1" fo:font-size="80pt" fo:language="en" fo:country="US" fo:font-style="normal" fo:text-shadow="none" style:text-underline-style="none" fo:font-weight="bold" style:letter-kerning="true" style:font-name-asian="Microsoft YaHei" style:font-size-asian="80pt" style:font-style-asian="normal" style:font-weight-asian="bold" style:font-name-complex="Mangal" style:font-size-complex="80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faf1e4" draw:opacity="100%"/>
      <style:paragraph-properties fo:margin-left="1cm" fo:margin-right="0cm" fo:margin-top="0cm" fo:margin-bottom="0cm" fo:line-height="9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Noto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f950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Sans1" fo:font-size="80pt" fo:language="en" fo:country="US" fo:font-style="normal" fo:text-shadow="none" style:text-underline-style="none" fo:font-weight="bold" style:letter-kerning="true" style:font-name-asian="Microsoft YaHei" style:font-size-asian="80pt" style:font-style-asian="normal" style:font-weight-asian="bold" style:font-name-complex="Mangal" style:font-size-complex="80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-color="#dcdcdc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Cantarell Extra Bold" fo:font-size="24pt" style:font-size-asian="36pt" style:font-size-complex="36pt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Cantarell Extra Bold" fo:font-size="24pt" style:font-size-asian="36pt" style:font-size-complex="36pt"/>
    </style:style>
    <style:style style:name="P22" style:family="paragraph">
      <loext:graphic-properties draw:fill-color="#dcdcdc" draw:opacity="60%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48pt" fo:language="en" fo:country="US" fo:font-style="normal" fo:text-shadow="none" style:text-underline-style="none" fo:font-weight="bold" style:letter-kerning="true" style:font-name-asian="Microsoft YaHei" style:font-size-asian="48pt" style:font-style-asian="normal" style:font-weight-asian="bold" style:font-name-complex="Mang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08090" loext:opacity="100%" style:text-outline="false" style:text-line-through-style="none" style:text-line-through-type="none" style:font-name="Cantarell Extra Bold" fo:font-size="18pt" fo:letter-spacing="normal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ntarell Extra Bold" fo:font-size="24pt" style:font-size-asian="36pt" style:font-size-complex="36pt"/>
    </style:style>
    <style:style style:name="T4" style:family="text">
      <style:text-properties style:font-name="Cantarell Extra Bold" fo:font-size="2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911cm" svg:height="3.878cm" svg:x="3.839cm" svg:y="3.7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" draw:text-style-name="P3" draw:layer="layout" svg:width="2.455cm" svg:height="2.62cm" svg:x="2.25cm" svg:y="4.631cm">
            <text:p text:style-name="P2"><text:span text:style-name="T1">1</text:span></text:p>
            <draw:enhanced-geometry svg:viewBox="0 0 21600 21600" draw:mirror-horizontal="fals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4" draw:layer="layout" svg:width="5.911cm" svg:height="3.878cm" svg:x="11.838cm" svg:y="3.7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5" draw:layer="layout" svg:width="2.455cm" svg:height="2.62cm" svg:x="10.249cm" svg:y="4.631cm">
            <text:p text:style-name="P2"><text:span text:style-name="T1">2</text:span></text:p>
            <draw:enhanced-geometry svg:viewBox="0 0 21600 21600" draw:mirror-horizontal="fals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6" draw:layer="layout" svg:width="5.911cm" svg:height="3.878cm" svg:x="19.839cm" svg:y="3.7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7" draw:layer="layout" svg:width="2.455cm" svg:height="2.62cm" svg:x="18.25cm" svg:y="4.631cm">
            <text:p text:style-name="P2"><text:span text:style-name="T1">3</text:span></text:p>
            <draw:enhanced-geometry svg:viewBox="0 0 21600 21600" draw:mirror-horizontal="fals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8" draw:layer="layout" svg:width="5.911cm" svg:height="1.607cm" svg:x="3.839cm" svg:y="2.963cm">
            <draw:text-box>
              <text:p><text:span text:style-name="T2">Base Simulation</text:span></text:p>
            </draw:text-box>
          </draw:frame>
          <draw:frame draw:style-name="gr8" draw:text-style-name="P10" draw:layer="layout" svg:width="5.911cm" svg:height="1.607cm" svg:x="11.84cm" svg:y="2.964cm">
            <draw:text-box>
              <text:p text:style-name="P9"><text:span text:style-name="T2">Tracking</text:span></text:p>
            </draw:text-box>
          </draw:frame>
          <draw:frame draw:style-name="gr7" draw:text-style-name="P11" draw:layer="layout" svg:width="5.911cm" svg:height="1.607cm" svg:x="19.641cm" svg:y="2.965cm">
            <draw:text-box>
              <text:p text:style-name="P9"><text:span text:style-name="T2">Flexible Grids</text:span></text:p>
            </draw:text-box>
          </draw:frame>
          <draw:custom-shape draw:style-name="gr9" draw:text-style-name="P12" draw:layer="layout" svg:width="5.911cm" svg:height="3.878cm" svg:x="14.839cm" svg:y="8.8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13" draw:layer="layout" svg:width="2.455cm" svg:height="2.62cm" svg:x="19.745cm" svg:y="9.761cm">
            <text:p text:style-name="P2"><text:span text:style-name="T1">4</text:span></text:p>
            <draw:enhanced-geometry svg:viewBox="0 0 21600 21600" draw:mirror-horizontal="tru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11" draw:layer="layout" svg:width="5.911cm" svg:height="1.607cm" svg:x="14.641cm" svg:y="8.087cm">
            <draw:text-box>
              <text:p text:style-name="P9"><text:span text:style-name="T2">IC Merging</text:span></text:p>
            </draw:text-box>
          </draw:frame>
          <draw:custom-shape draw:style-name="gr11" draw:text-style-name="P14" draw:layer="layout" svg:width="5.911cm" svg:height="3.878cm" svg:x="6.866cm" svg:y="8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5" draw:layer="layout" svg:width="2.455cm" svg:height="2.62cm" svg:x="11.772cm" svg:y="9.788cm">
            <text:p text:style-name="P2"><text:span text:style-name="T1">5</text:span></text:p>
            <draw:enhanced-geometry svg:viewBox="0 0 21600 21600" draw:mirror-horizontal="tru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3" draw:text-style-name="P11" draw:layer="layout" svg:width="7.082cm" svg:height="1.945cm" svg:x="6.668cm" svg:y="8.114cm">
            <draw:text-box>
              <text:p text:style-name="P9"><text:span text:style-name="T2">Simulated Segment</text:span></text:p>
            </draw:text-box>
          </draw:frame>
          <draw:custom-shape draw:style-name="gr14" draw:text-style-name="P16" draw:layer="layout" svg:width="2cm" svg:height="2cm" draw:transform="rotate (0.785398163397448) translate (21.75cm 9.053cm)">
            <text:p/>
            <draw:enhanced-geometry svg:viewBox="0 0 21600 21600" draw:mirror-vertical="true" draw:mirror-horizontal="true" draw:text-areas="0 ?f0 ?f5 ?f2" draw:type="right-arrow" draw:modifiers="10708.2458770615 6900.59976009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5" draw:text-style-name="P17" draw:layer="layout" svg:x1="2.5cm" svg:y1="14.5cm" svg:x2="25.5cm" svg:y2="14.5cm">
            <text:p/>
          </draw:line>
          <draw:frame draw:style-name="gr16" draw:text-style-name="P18" draw:layer="layout" svg:width="13.994cm" svg:height="1.267cm" svg:x="7.003cm" svg:y="0.8cm">
            <draw:text-box>
              <text:p><text:span text:style-name="T3">(a) Flexible </text:span><text:span text:style-name="T4">Refinement</text:span><text:span text:style-name="T3"> Workflow</text:span></text:p>
            </draw:text-box>
          </draw:frame>
        </draw:g>
        <draw:frame draw:style-name="gr17" draw:text-style-name="P17" draw:layer="layout" svg:width="3.81cm" svg:height="2.5cm" svg:x="5.082cm" svg:y="4.636cm">
          <draw:image xlink:href="Pictures/10000201000002D8000001DDBE32CD91B6AFD4AE.png" xlink:type="simple" xlink:show="embed" xlink:actuate="onLoad" draw:mime-type="image/png">
            <text:p/>
          </draw:image>
        </draw:frame>
        <draw:frame draw:style-name="gr18" draw:text-style-name="P17" draw:layer="layout" svg:width="3.57cm" svg:height="2.5cm" svg:x="13.23cm" svg:y="4.636cm">
          <draw:image xlink:href="Pictures/10000201000001C800000148D10B4664DBA3A22A.png" xlink:type="simple" xlink:show="embed" xlink:actuate="onLoad" draw:mime-type="image/png">
            <text:p/>
          </draw:image>
        </draw:frame>
        <draw:frame draw:style-name="gr19" draw:text-style-name="P17" draw:layer="layout" svg:width="4.1cm" svg:height="2.5cm" svg:x="21cm" svg:y="4.636cm">
          <draw:image xlink:href="Pictures/10000000000002CE000001B5A5D6D62D69B8F699.png" xlink:type="simple" xlink:show="embed" xlink:actuate="onLoad" draw:mime-type="image/png">
            <text:p/>
          </draw:image>
        </draw:frame>
        <draw:frame draw:style-name="gr20" draw:text-style-name="P17" draw:layer="layout" svg:width="4.5cm" svg:height="4.311cm" svg:x="7.3cm" svg:y="9.01cm">
          <draw:image xlink:href="Pictures/100002010000017F0000016F0EF5AF84075ED4BB.png" xlink:type="simple" xlink:show="embed" xlink:actuate="onLoad" draw:mime-type="image/png">
            <text:p/>
          </draw:image>
        </draw:frame>
        <draw:frame draw:style-name="gr21" draw:text-style-name="P17" draw:layer="layout" svg:width="3.47cm" svg:height="2.7cm" svg:x="15.78cm" svg:y="9.594cm">
          <draw:image xlink:href="Pictures/1000020100000388000002BC4EF9BE6F41470B03.png" xlink:type="simple" xlink:show="embed" xlink:actuate="onLoad" draw:mime-type="image/png">
            <text:p/>
          </draw:image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23" draw:text-style-name="P1" draw:layer="layout" svg:width="5.911cm" svg:height="3.878cm" svg:x="3.839cm" svg:y="3.7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4" draw:text-style-name="P3" draw:layer="layout" svg:width="2.455cm" svg:height="2.62cm" svg:x="2.25cm" svg:y="4.631cm">
            <text:p text:style-name="P2"><text:span text:style-name="T1">1</text:span></text:p>
            <draw:enhanced-geometry svg:viewBox="0 0 21600 21600" draw:mirror-horizontal="fals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4" draw:layer="layout" svg:width="5.911cm" svg:height="3.878cm" svg:x="11.838cm" svg:y="3.7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5" draw:layer="layout" svg:width="2.455cm" svg:height="2.62cm" svg:x="10.249cm" svg:y="4.631cm">
            <text:p text:style-name="P2"><text:span text:style-name="T1">2</text:span></text:p>
            <draw:enhanced-geometry svg:viewBox="0 0 21600 21600" draw:mirror-horizontal="fals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7" draw:text-style-name="P6" draw:layer="layout" svg:width="5.911cm" svg:height="3.878cm" svg:x="19.839cm" svg:y="3.7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8" draw:text-style-name="P7" draw:layer="layout" svg:width="2.455cm" svg:height="2.62cm" svg:x="18.25cm" svg:y="4.631cm">
            <text:p text:style-name="P2"><text:span text:style-name="T1">3</text:span></text:p>
            <draw:enhanced-geometry svg:viewBox="0 0 21600 21600" draw:mirror-horizontal="fals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8" draw:layer="layout" svg:width="5.911cm" svg:height="1.607cm" svg:x="3.839cm" svg:y="2.963cm">
            <draw:text-box>
              <text:p><text:span text:style-name="T2">Base Simulation</text:span></text:p>
            </draw:text-box>
          </draw:frame>
          <draw:frame draw:style-name="gr8" draw:text-style-name="P10" draw:layer="layout" svg:width="5.911cm" svg:height="1.607cm" svg:x="11.84cm" svg:y="2.964cm">
            <draw:text-box>
              <text:p text:style-name="P9"><text:span text:style-name="T2">Tracking</text:span></text:p>
            </draw:text-box>
          </draw:frame>
          <draw:frame draw:style-name="gr7" draw:text-style-name="P11" draw:layer="layout" svg:width="5.911cm" svg:height="1.607cm" svg:x="19.641cm" svg:y="2.965cm">
            <draw:text-box>
              <text:p text:style-name="P9"><text:span text:style-name="T2">Flexible Grids</text:span></text:p>
            </draw:text-box>
          </draw:frame>
          <draw:custom-shape draw:style-name="gr29" draw:text-style-name="P12" draw:layer="layout" svg:width="5.911cm" svg:height="3.878cm" svg:x="14.839cm" svg:y="8.8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0" draw:text-style-name="P13" draw:layer="layout" svg:width="2.455cm" svg:height="2.62cm" svg:x="19.745cm" svg:y="9.761cm">
            <text:p text:style-name="P2"><text:span text:style-name="T1">4</text:span></text:p>
            <draw:enhanced-geometry svg:viewBox="0 0 21600 21600" draw:mirror-horizontal="tru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11" draw:layer="layout" svg:width="5.911cm" svg:height="1.607cm" svg:x="14.641cm" svg:y="8.087cm">
            <draw:text-box>
              <text:p text:style-name="P9"><text:span text:style-name="T2">IC Merging</text:span></text:p>
            </draw:text-box>
          </draw:frame>
          <draw:custom-shape draw:style-name="gr31" draw:text-style-name="P14" draw:layer="layout" svg:width="5.911cm" svg:height="3.878cm" svg:x="6.866cm" svg:y="8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2" draw:text-style-name="P15" draw:layer="layout" svg:width="2.455cm" svg:height="2.62cm" svg:x="11.772cm" svg:y="9.788cm">
            <text:p text:style-name="P2"><text:span text:style-name="T1">5</text:span></text:p>
            <draw:enhanced-geometry svg:viewBox="0 0 21600 21600" draw:mirror-horizontal="tru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3" draw:text-style-name="P11" draw:layer="layout" svg:width="7.082cm" svg:height="1.945cm" svg:x="6.668cm" svg:y="8.114cm">
            <draw:text-box>
              <text:p text:style-name="P9"><text:span text:style-name="T2">Simulated Segment</text:span></text:p>
            </draw:text-box>
          </draw:frame>
          <draw:custom-shape draw:style-name="gr14" draw:text-style-name="P16" draw:layer="layout" svg:width="2cm" svg:height="2cm" draw:transform="rotate (0.785398163397448) translate (21.75cm 9.053cm)">
            <text:p/>
            <draw:enhanced-geometry svg:viewBox="0 0 21600 21600" draw:mirror-vertical="true" draw:mirror-horizontal="true" draw:text-areas="0 ?f0 ?f5 ?f2" draw:type="right-arrow" draw:modifiers="10708.2458770615 6900.59976009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6" draw:text-style-name="P21" draw:layer="layout" svg:width="13.994cm" svg:height="1.267cm" svg:x="7.003cm" svg:y="0.8cm">
            <draw:text-box>
              <text:p text:style-name="P20"><text:span text:style-name="T3"><text:s text:c="2"/></text:span><text:span text:style-name="T3">Flexible </text:span><text:span text:style-name="T4">Refinement</text:span><text:span text:style-name="T3"> Workflow</text:span></text:p>
            </draw:text-box>
          </draw:frame>
        </draw:g>
        <draw:frame draw:style-name="gr17" draw:text-style-name="P17" draw:layer="layout" svg:width="3.81cm" svg:height="2.5cm" svg:x="5.082cm" svg:y="4.636cm">
          <draw:image xlink:href="Pictures/10000201000002D8000001DDBE32CD91B6AFD4AE.png" xlink:type="simple" xlink:show="embed" xlink:actuate="onLoad" draw:mime-type="image/png">
            <text:p/>
          </draw:image>
        </draw:frame>
        <draw:frame draw:style-name="gr18" draw:text-style-name="P17" draw:layer="layout" svg:width="3.57cm" svg:height="2.5cm" svg:x="13.23cm" svg:y="4.636cm">
          <draw:image xlink:href="Pictures/10000201000001C800000148D10B4664DBA3A22A.png" xlink:type="simple" xlink:show="embed" xlink:actuate="onLoad" draw:mime-type="image/png">
            <text:p/>
          </draw:image>
        </draw:frame>
        <draw:frame draw:style-name="gr19" draw:text-style-name="P17" draw:layer="layout" svg:width="4.1cm" svg:height="2.5cm" svg:x="21cm" svg:y="4.636cm">
          <draw:image xlink:href="Pictures/10000000000002CE000001B5A5D6D62D69B8F699.png" xlink:type="simple" xlink:show="embed" xlink:actuate="onLoad" draw:mime-type="image/png">
            <text:p/>
          </draw:image>
        </draw:frame>
        <draw:frame draw:style-name="gr20" draw:text-style-name="P17" draw:layer="layout" svg:width="4.5cm" svg:height="4.311cm" svg:x="7.3cm" svg:y="9.01cm">
          <draw:image xlink:href="Pictures/100002010000017F0000016F0EF5AF84075ED4BB.png" xlink:type="simple" xlink:show="embed" xlink:actuate="onLoad" draw:mime-type="image/png">
            <text:p/>
          </draw:image>
        </draw:frame>
        <draw:frame draw:style-name="gr20" draw:text-style-name="P17" draw:layer="layout" svg:width="4cm" svg:height="3.098cm" svg:x="15.5cm" svg:y="9.241cm">
          <draw:image xlink:href="Pictures/1000020100000388000002BC0370EA9E6947CB3A.png" xlink:type="simple" xlink:show="embed" xlink:actuate="onLoad" draw:mime-type="image/png">
            <text:p/>
          </draw:image>
        </draw:frame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custom-shape draw:style-name="gr33" draw:text-style-name="P1" draw:layer="layout" svg:width="5.911cm" svg:height="3.878cm" svg:x="3.839cm" svg:y="3.7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4" draw:text-style-name="P3" draw:layer="layout" svg:width="2.455cm" svg:height="2.62cm" svg:x="2.25cm" svg:y="4.631cm">
            <text:p text:style-name="P2"><text:span text:style-name="T1">1</text:span></text:p>
            <draw:enhanced-geometry svg:viewBox="0 0 21600 21600" draw:mirror-horizontal="fals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4" draw:layer="layout" svg:width="5.911cm" svg:height="3.878cm" svg:x="11.838cm" svg:y="3.7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6" draw:text-style-name="P5" draw:layer="layout" svg:width="2.455cm" svg:height="2.62cm" svg:x="10.249cm" svg:y="4.631cm">
            <text:p text:style-name="P2"><text:span text:style-name="T1">2</text:span></text:p>
            <draw:enhanced-geometry svg:viewBox="0 0 21600 21600" draw:mirror-horizontal="fals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6" draw:layer="layout" svg:width="5.911cm" svg:height="3.878cm" svg:x="19.839cm" svg:y="3.7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8" draw:text-style-name="P7" draw:layer="layout" svg:width="2.455cm" svg:height="2.62cm" svg:x="18.25cm" svg:y="4.631cm">
            <text:p text:style-name="P2"><text:span text:style-name="T1">3</text:span></text:p>
            <draw:enhanced-geometry svg:viewBox="0 0 21600 21600" draw:mirror-horizontal="fals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8" draw:layer="layout" svg:width="5.911cm" svg:height="1.607cm" svg:x="3.839cm" svg:y="2.963cm">
            <draw:text-box>
              <text:p><text:span text:style-name="T2">Base Simulation</text:span></text:p>
            </draw:text-box>
          </draw:frame>
          <draw:frame draw:style-name="gr8" draw:text-style-name="P10" draw:layer="layout" svg:width="5.911cm" svg:height="1.607cm" svg:x="11.84cm" svg:y="2.964cm">
            <draw:text-box>
              <text:p text:style-name="P9"><text:span text:style-name="T2">Tracking</text:span></text:p>
            </draw:text-box>
          </draw:frame>
          <draw:frame draw:style-name="gr7" draw:text-style-name="P11" draw:layer="layout" svg:width="5.911cm" svg:height="1.607cm" svg:x="19.641cm" svg:y="2.965cm">
            <draw:text-box>
              <text:p text:style-name="P9"><text:span text:style-name="T2">Flexible Grids</text:span></text:p>
            </draw:text-box>
          </draw:frame>
          <draw:custom-shape draw:style-name="gr39" draw:text-style-name="P12" draw:layer="layout" svg:width="5.911cm" svg:height="3.878cm" svg:x="14.839cm" svg:y="8.8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0" draw:text-style-name="P13" draw:layer="layout" svg:width="2.455cm" svg:height="2.62cm" svg:x="19.745cm" svg:y="9.761cm">
            <text:p text:style-name="P2"><text:span text:style-name="T1">4</text:span></text:p>
            <draw:enhanced-geometry svg:viewBox="0 0 21600 21600" draw:mirror-horizontal="tru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11" draw:layer="layout" svg:width="5.911cm" svg:height="1.607cm" svg:x="14.641cm" svg:y="8.087cm">
            <draw:text-box>
              <text:p text:style-name="P9"><text:span text:style-name="T2">IC Merging</text:span></text:p>
            </draw:text-box>
          </draw:frame>
          <draw:custom-shape draw:style-name="gr41" draw:text-style-name="P14" draw:layer="layout" svg:width="5.911cm" svg:height="3.878cm" svg:x="6.866cm" svg:y="8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2" draw:text-style-name="P15" draw:layer="layout" svg:width="2.455cm" svg:height="2.62cm" svg:x="11.772cm" svg:y="9.788cm">
            <text:p text:style-name="P2"><text:span text:style-name="T1">5</text:span></text:p>
            <draw:enhanced-geometry svg:viewBox="0 0 21600 21600" draw:mirror-horizontal="true" draw:mirror-vertical="false" draw:text-areas="0 ?f0 ?f5 ?f2" draw:type="right-arrow" draw:modifiers="15963.8090477381 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3" draw:text-style-name="P11" draw:layer="layout" svg:width="7.082cm" svg:height="1.945cm" svg:x="6.668cm" svg:y="8.114cm">
            <draw:text-box>
              <text:p text:style-name="P9"><text:span text:style-name="T2">Simulated Segment</text:span></text:p>
            </draw:text-box>
          </draw:frame>
          <draw:custom-shape draw:style-name="gr14" draw:text-style-name="P16" draw:layer="layout" svg:width="2cm" svg:height="2cm" draw:transform="rotate (0.785398163397448) translate (21.75cm 9.053cm)">
            <text:p/>
            <draw:enhanced-geometry svg:viewBox="0 0 21600 21600" draw:mirror-vertical="true" draw:mirror-horizontal="true" draw:text-areas="0 ?f0 ?f5 ?f2" draw:type="right-arrow" draw:modifiers="10708.2458770615 6900.59976009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6" draw:text-style-name="P21" draw:layer="layout" svg:width="13.994cm" svg:height="1.267cm" svg:x="7.003cm" svg:y="0.8cm">
            <draw:text-box>
              <text:p text:style-name="P20"><text:span text:style-name="T3"><text:s text:c="2"/></text:span><text:span text:style-name="T3">Flexible </text:span><text:span text:style-name="T4">Refinement</text:span><text:span text:style-name="T3"> Workflow</text:span></text:p>
            </draw:text-box>
          </draw:frame>
        </draw:g>
        <draw:frame draw:style-name="gr17" draw:text-style-name="P17" draw:layer="layout" svg:width="3.81cm" svg:height="2.5cm" svg:x="5.082cm" svg:y="4.636cm">
          <draw:image xlink:href="Pictures/10000201000002D8000001DDBE32CD91B6AFD4AE.png" xlink:type="simple" xlink:show="embed" xlink:actuate="onLoad" draw:mime-type="image/png">
            <text:p/>
          </draw:image>
        </draw:frame>
        <draw:frame draw:style-name="gr18" draw:text-style-name="P17" draw:layer="layout" svg:width="3.57cm" svg:height="2.5cm" svg:x="13.23cm" svg:y="4.636cm">
          <draw:image xlink:href="Pictures/10000201000001C800000148D10B4664DBA3A22A.png" xlink:type="simple" xlink:show="embed" xlink:actuate="onLoad" draw:mime-type="image/png">
            <text:p/>
          </draw:image>
        </draw:frame>
        <draw:frame draw:style-name="gr19" draw:text-style-name="P17" draw:layer="layout" svg:width="4.1cm" svg:height="2.5cm" svg:x="21cm" svg:y="4.636cm">
          <draw:image xlink:href="Pictures/10000000000002CE000001B5A5D6D62D69B8F699.png" xlink:type="simple" xlink:show="embed" xlink:actuate="onLoad" draw:mime-type="image/png">
            <text:p/>
          </draw:image>
        </draw:frame>
        <draw:frame draw:style-name="gr20" draw:text-style-name="P17" draw:layer="layout" svg:width="4.5cm" svg:height="4.311cm" svg:x="7.3cm" svg:y="9.01cm">
          <draw:image xlink:href="Pictures/100002010000017F0000016F0EF5AF84075ED4BB.png" xlink:type="simple" xlink:show="embed" xlink:actuate="onLoad" draw:mime-type="image/png">
            <text:p/>
          </draw:image>
        </draw:frame>
        <draw:frame draw:style-name="gr20" draw:text-style-name="P17" draw:layer="layout" svg:width="4cm" svg:height="3.098cm" svg:x="15.5cm" svg:y="9.241cm">
          <draw:image xlink:href="Pictures/1000020100000388000002BC0370EA9E6947CB3A.png" xlink:type="simple" xlink:show="embed" xlink:actuate="onLoad" draw:mime-type="image/png">
            <text:p/>
          </draw:image>
        </draw:frame>
        <draw:custom-shape draw:style-name="gr43" draw:text-style-name="P17" draw:layer="layout" svg:width="26cm" svg:height="12.875cm" svg:x="1cm" svg:y="0.6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4" draw:text-style-name="P1" draw:layer="layout" svg:width="5.911cm" svg:height="3.878cm" svg:x="3.839cm" svg:y="3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3" draw:layer="layout" svg:width="2.455cm" svg:height="2.62cm" svg:x="2.25cm" svg:y="4.631cm">
          <text:p text:style-name="P2"><text:span text:style-name="T1">1</text:span></text:p>
          <draw:enhanced-geometry svg:viewBox="0 0 21600 21600" draw:mirror-horizontal="false" draw:mirror-vertical="false" draw:text-areas="0 ?f0 ?f5 ?f2" draw:type="right-arrow" draw:modifiers="15963.8090477381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4" draw:layer="layout" svg:width="5.911cm" svg:height="3.878cm" svg:x="11.838cm" svg:y="3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5" draw:layer="layout" svg:width="2.455cm" svg:height="2.62cm" svg:x="10.249cm" svg:y="4.631cm">
          <text:p text:style-name="P2"><text:span text:style-name="T1">2</text:span></text:p>
          <draw:enhanced-geometry svg:viewBox="0 0 21600 21600" draw:mirror-horizontal="false" draw:mirror-vertical="false" draw:text-areas="0 ?f0 ?f5 ?f2" draw:type="right-arrow" draw:modifiers="15963.8090477381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6" draw:layer="layout" svg:width="5.911cm" svg:height="3.878cm" svg:x="19.839cm" svg:y="3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9" draw:text-style-name="P7" draw:layer="layout" svg:width="2.455cm" svg:height="2.62cm" svg:x="18.25cm" svg:y="4.631cm">
          <text:p text:style-name="P2"><text:span text:style-name="T1">3</text:span></text:p>
          <draw:enhanced-geometry svg:viewBox="0 0 21600 21600" draw:mirror-horizontal="false" draw:mirror-vertical="false" draw:text-areas="0 ?f0 ?f5 ?f2" draw:type="right-arrow" draw:modifiers="15963.8090477381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5.911cm" svg:height="1.607cm" svg:x="3.839cm" svg:y="2.963cm">
          <draw:text-box>
            <text:p><text:span text:style-name="T2">Base Simulation</text:span></text:p>
          </draw:text-box>
        </draw:frame>
        <draw:frame draw:style-name="gr8" draw:text-style-name="P10" draw:layer="layout" svg:width="5.911cm" svg:height="1.607cm" svg:x="11.84cm" svg:y="2.964cm">
          <draw:text-box>
            <text:p text:style-name="P9"><text:span text:style-name="T2">Tracking</text:span></text:p>
          </draw:text-box>
        </draw:frame>
        <draw:frame draw:style-name="gr7" draw:text-style-name="P11" draw:layer="layout" svg:width="5.911cm" svg:height="1.607cm" svg:x="19.641cm" svg:y="2.965cm">
          <draw:text-box>
            <text:p text:style-name="P9"><text:span text:style-name="T2">Flexible Grids</text:span></text:p>
          </draw:text-box>
        </draw:frame>
        <draw:custom-shape draw:style-name="gr50" draw:text-style-name="P12" draw:layer="layout" svg:width="5.911cm" svg:height="3.878cm" svg:x="14.839cm" svg:y="8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3" draw:layer="layout" svg:width="2.455cm" svg:height="2.62cm" svg:x="19.745cm" svg:y="9.761cm">
          <text:p text:style-name="P2"><text:span text:style-name="T1">4</text:span></text:p>
          <draw:enhanced-geometry svg:viewBox="0 0 21600 21600" draw:mirror-horizontal="true" draw:mirror-vertical="false" draw:text-areas="0 ?f0 ?f5 ?f2" draw:type="right-arrow" draw:modifiers="15963.8090477381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14" draw:layer="layout" svg:width="5.911cm" svg:height="3.878cm" svg:x="6.866cm" svg:y="8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3" draw:text-style-name="P15" draw:layer="layout" svg:width="2.455cm" svg:height="2.62cm" svg:x="11.772cm" svg:y="9.788cm">
          <text:p text:style-name="P2"><text:span text:style-name="T1">5</text:span></text:p>
          <draw:enhanced-geometry svg:viewBox="0 0 21600 21600" draw:mirror-horizontal="true" draw:mirror-vertical="false" draw:text-areas="0 ?f0 ?f5 ?f2" draw:type="right-arrow" draw:modifiers="15963.8090477381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22" draw:layer="layout" svg:width="2cm" svg:height="2cm" draw:transform="rotate (0.785398163397448) translate (21.672cm 9.086cm)">
          <text:p/>
          <draw:enhanced-geometry svg:viewBox="0 0 21600 21600" draw:mirror-vertical="true" draw:mirror-horizontal="true" draw:text-areas="0 ?f0 ?f5 ?f2" draw:type="right-arrow" draw:modifiers="10708.2458770615 6900.59976009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1" draw:layer="layout" svg:width="13.994cm" svg:height="1.267cm" svg:x="7.003cm" svg:y="1cm">
          <draw:text-box>
            <text:p text:style-name="P20"><text:span text:style-name="T3"><text:s text:c="2"/></text:span><text:span text:style-name="T3">Flexible </text:span><text:span text:style-name="T4">Refinement</text:span><text:span text:style-name="T3"> Workflow</text:span></text:p>
          </draw:text-box>
        </draw:frame>
        <draw:frame draw:style-name="gr17" draw:text-style-name="P17" draw:layer="layout" svg:width="3.81cm" svg:height="2.5cm" svg:x="5.082cm" svg:y="4.636cm">
          <draw:image xlink:href="Pictures/10000201000002D8000001DDBE32CD91B6AFD4AE.png" xlink:type="simple" xlink:show="embed" xlink:actuate="onLoad" draw:mime-type="image/png">
            <text:p/>
          </draw:image>
        </draw:frame>
        <draw:frame draw:style-name="gr18" draw:text-style-name="P17" draw:layer="layout" svg:width="3.57cm" svg:height="2.5cm" svg:x="13.23cm" svg:y="4.636cm">
          <draw:image xlink:href="Pictures/10000201000001C800000148D10B4664DBA3A22A.png" xlink:type="simple" xlink:show="embed" xlink:actuate="onLoad" draw:mime-type="image/png">
            <text:p/>
          </draw:image>
        </draw:frame>
        <draw:frame draw:style-name="gr19" draw:text-style-name="P17" draw:layer="layout" svg:width="4.1cm" svg:height="2.5cm" svg:x="21cm" svg:y="4.636cm">
          <draw:image xlink:href="Pictures/10000000000002CE000001B5A5D6D62D69B8F699.png" xlink:type="simple" xlink:show="embed" xlink:actuate="onLoad" draw:mime-type="image/png">
            <text:p/>
          </draw:image>
        </draw:frame>
        <draw:frame draw:style-name="gr20" draw:text-style-name="P17" draw:layer="layout" svg:width="4.5cm" svg:height="4.311cm" svg:x="7.3cm" svg:y="9.01cm">
          <draw:image xlink:href="Pictures/100002010000017F0000016F0EF5AF84075ED4BB.png" xlink:type="simple" xlink:show="embed" xlink:actuate="onLoad" draw:mime-type="image/png">
            <text:p/>
          </draw:image>
        </draw:frame>
        <draw:frame draw:style-name="gr20" draw:text-style-name="P17" draw:layer="layout" svg:width="4cm" svg:height="3.098cm" svg:x="15.5cm" svg:y="9.241cm">
          <draw:image xlink:href="Pictures/1000020100000388000002BC0370EA9E6947CB3A.png" xlink:type="simple" xlink:show="embed" xlink:actuate="onLoad" draw:mime-type="image/png">
            <text:p/>
          </draw:image>
        </draw:frame>
        <draw:custom-shape draw:style-name="gr55" draw:text-style-name="P22" draw:layer="layout" svg:width="5.5cm" svg:height="3.5cm" svg:x="11.6cm" svg:y="10.7cm">
          <text:p/>
          <draw:enhanced-geometry svg:viewBox="0 0 21600 21600" draw:text-areas="0 0 21600 21600" draw:mirror-vertical="true" draw:type="circular-arrow" draw:modifiers="180 0.472995612400312 8066.26166090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6" draw:text-style-name="P22" draw:layer="layout" svg:width="5.5cm" svg:height="3.5cm" svg:x="11.444cm" svg:y="7.339cm">
          <text:p/>
          <draw:enhanced-geometry svg:viewBox="0 0 21600 21600" draw:text-areas="0 0 21600 21600" draw:mirror-vertical="false" draw:mirror-horizontal="true" draw:type="circular-arrow" draw:modifiers="180 0.472995612400312 8066.26166090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11" draw:layer="layout" svg:width="5.911cm" svg:height="1.607cm" svg:x="14.641cm" svg:y="8.087cm">
          <draw:text-box>
            <text:p text:style-name="P9"><text:span text:style-name="T2">IC Merging</text:span></text:p>
          </draw:text-box>
        </draw:frame>
        <draw:frame draw:style-name="gr13" draw:text-style-name="P11" draw:layer="layout" svg:width="7.082cm" svg:height="1.945cm" svg:x="6.668cm" svg:y="8.114cm">
          <draw:text-box>
            <text:p text:style-name="P9"><text:span text:style-name="T2">Simulated Segment</text:span></text:p>
          </draw:text-box>
        </draw:frame>
        <presentation:notes draw:style-name="dp1">
          <draw:page-thumbnail draw:style-name="gr22" draw:layer="layout" svg:width="19.798cm" svg:height="11.136cm" svg:x="0.6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1T10:56:44.543795770</meta:creation-date>
    <dc:date>2026-03-02T15:23:01.402669937</dc:date>
    <meta:editing-duration>PT27M37S</meta:editing-duration>
    <meta:editing-cycles>6</meta:editing-cycles>
    <meta:generator>LibreOffice/7.1.8.1$Linux_X86_64 LibreOffice_project/10$Build-1</meta:generator>
    <meta:document-statistic meta:object-count="124"/>
  </office:meta>
</office:document-meta>
</file>